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8aa3" officeooo:paragraph-rsid="000f8aa3"/>
    </style:style>
    <style:style style:name="P2" style:family="paragraph" style:parent-style-name="Standard">
      <style:text-properties officeooo:paragraph-rsid="000f8aa3"/>
    </style:style>
    <style:style style:name="P3" style:family="paragraph" style:parent-style-name="Standard">
      <style:text-properties officeooo:rsid="00102bed" officeooo:paragraph-rsid="00102bed"/>
    </style:style>
    <style:style style:name="P4" style:family="paragraph" style:parent-style-name="Standard" style:list-style-name="L3">
      <style:text-properties officeooo:paragraph-rsid="00102bed"/>
    </style:style>
    <style:style style:name="T1" style:family="text">
      <style:text-properties officeooo:rsid="000e6a77"/>
    </style:style>
    <style:style style:name="T2" style:family="text">
      <style:text-properties officeooo:rsid="000f8aa3"/>
    </style:style>
    <style:style style:name="T3" style:family="text">
      <style:text-properties officeooo:rsid="00102be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umento de Requerimientos</text:p>
      <text:p text:style-name="Standard"/>
      <text:p text:style-name="Standard">Propósito</text:p>
      <text:p text:style-name="Standard">Este documento define los requerimientos para el desarrollo de la aplicación Traductor de Audio a Texto. La aplicación debe permitir a los usuarios subir archivos de audio en formato MP3, transcribirlos a texto con correcciones gramaticales, y ofrecer opciones para guardar el texto transcrito en <text:span text:style-name="T2">diferentes formatos</text:span>. Además, la aplicación debe mantener un historial de textos previos y permitir la eliminación de textos en una papelera.</text:p>
      <text:p text:style-name="Standard"/>
      <text:p text:style-name="Standard">Alcance</text:p>
      <text:p text:style-name="Standard">La aplicación estará disponible para escritorio. Los usuarios podrán cargar archivos de audio, recibir una transcripción de texto corregida, y guardar o copiar el texto resultante. La aplicación también contará con funcionalidades para gestionar un historial de transcripciones y eliminar textos cuando sea necesario.</text:p>
      <text:p text:style-name="Standard"/>
      <text:p text:style-name="Standard">Estudio de viabilidad</text:p>
      <text:p text:style-name="Standard"/>
      <text:p text:style-name="P1">La aplicación surge en respuesta a la creciente necesidad de herramientas eficientes para convertir grabaciones de audio a texto. Reconociendo la importancia de proporcionar una solución que no solo transcriba audios de alta precisión, sino que también ofrezca características adicionales como corrección gramatical y la capacidad de gestionar y recuperar textos anteriores. </text:p>
      <text:p text:style-name="P2"><text:span text:style-name="T2">Por otro lado, esta aplicación busca ser de interés en docentes y estudiantes que requieren transcripción de audios para diversos fines, como la documentación de reuniones en el ámbito escolar o universitario.</text:span></text:p>
      <text:p text:style-name="Standard"/>
      <text:p text:style-name="P3">Requerimientos</text:p>
      <text:p text:style-name="P3"/>
      <text:list text:style-name="L3">
        <text:list-item>
          <text:p text:style-name="P4"><text:span text:style-name="T3">S</text:span><text:span text:style-name="T1">e requiere un inicio de sesión para que el usuario pueda mantener un historial de textos previos y permitir la eliminación de textos en una papelera. </text:span></text:p>
          <text:p text:style-name="P4"/>
        </text:list-item>
        <text:list-item>
          <text:p text:style-name="P4"><text:span text:style-name="T3">De</text:span><text:span text:style-name="T1">be estar conectado a tu mail para restablecer la contraseña. </text:span></text:p>
          <text:p text:style-name="P4"/>
        </text:list-item>
        <text:list-item>
          <text:p text:style-name="P4"><text:span text:style-name="T3">S</text:span><text:span text:style-name="T1">e requiere internet para descargar la aplicación de escritorio.</text:span></text:p>
          <text:p text:style-name="P4"/>
        </text:list-item>
        <text:list-item>
          <text:p text:style-name="P4"><text:span text:style-name="T3">La aplicación esta orientada a el sistema operativo Windows</text:span><text:span text:style-name="T1"> 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8:24:11.999552115</meta:creation-date>
    <dc:date>2024-09-17T19:40:01.051805327</dc:date>
    <meta:editing-duration>PT53M40S</meta:editing-duration>
    <meta:editing-cycles>6</meta:editing-cycles>
    <meta:generator>LibreOffice/24.2.5.2$Linux_X86_64 LibreOffice_project/420$Build-2</meta:generator>
    <meta:document-statistic meta:table-count="0" meta:image-count="0" meta:object-count="0" meta:page-count="1" meta:paragraph-count="16" meta:word-count="264" meta:character-count="1761" meta:non-whitespace-character-count="1513"/>
  </office:meta>
</office:document-meta>
</file>